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5E0000005A888CE0C8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7.245cm" fo:margin-left="-0.877cm" fo:margin-right="-0.669cm" fo:break-before="page" table:align="margins"/>
    </style:style>
    <style:style style:name="Table1.A" style:family="table-column">
      <style:table-column-properties style:column-width="5.39cm" style:rel-column-width="12966*"/>
    </style:style>
    <style:style style:name="Table1.B" style:family="table-column">
      <style:table-column-properties style:column-width="5.443cm" style:rel-column-width="13093*"/>
    </style:style>
    <style:style style:name="Table1.C" style:family="table-column">
      <style:table-column-properties style:column-width="2.662cm" style:rel-column-width="6402*"/>
    </style:style>
    <style:style style:name="Table1.D" style:family="table-column">
      <style:table-column-properties style:column-width="2.782cm" style:rel-column-width="6690*"/>
    </style:style>
    <style:style style:name="Table1.E" style:family="table-column">
      <style:table-column-properties style:column-width="5.339cm" style:rel-column-width="12843*"/>
    </style:style>
    <style:style style:name="Table1.F" style:family="table-column">
      <style:table-column-properties style:column-width="5.629cm" style:rel-column-width="13541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2" style:family="table-row">
      <style:table-row-properties style:min-row-height="4.969cm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master-page-name="">
      <style:paragraph-properties fo:margin-left="-0.864cm" fo:margin-right="-0.691cm" fo:text-align="end" style:justify-single-word="false" fo:text-indent="-0.035cm" style:auto-text-indent="false" style:page-number="auto">
        <style:tab-stops>
          <style:tab-stop style:position="0.778cm"/>
        </style:tab-stops>
      </style:paragraph-properties>
      <style:text-properties style:font-name="Arial" fo:font-size="20pt" style:font-size-asian="20pt" style:font-size-complex="20pt"/>
    </style:style>
    <style:style style:name="P2" style:family="paragraph" style:parent-style-name="Footer" style:master-page-name="">
      <style:paragraph-properties fo:margin-left="0cm" fo:margin-right="0cm" fo:text-indent="-0.898cm" style:auto-text-indent="false" style:page-number="auto"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  <style:text-properties style:font-name="Arial"/>
    </style:style>
    <style:style style:name="P3" style:family="paragraph" style:parent-style-name="Table_20_Contents">
      <style:text-properties style:text-underline-style="none" fo:font-weight="normal" style:font-weight-asian="normal" style:font-weight-complex="normal"/>
    </style:style>
    <style:style style:name="P4" style:family="paragraph" style:parent-style-name="Table_20_Contents"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text-properties fo:color="#666666" style:font-name="Arial" fo:font-size="10pt" style:font-size-asian="10pt" style:font-size-complex="10pt"/>
    </style:style>
    <style:style style:name="P6" style:family="paragraph" style:parent-style-name="Table_20_Contents">
      <style:text-properties fo:color="#666666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Heading_20_1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Table_20_Contents">
      <style:text-properties fo:color="#666666" style:font-name="Arial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rows-spanned="2" office:value-type="string">
            <text:p text:style-name="P4">Problem</text:p>
            <text:p text:style-name="Table_20_Contents"/>
            <text:p text:style-name="P5">List the top 1-3 problems your initiative addresses</text:p>
            <text:p text:style-name="P5"/>
            <text:p text:style-name="P5">If relevant, note alternative solutions (how are these problems solved today?)</text:p>
            <text:p text:style-name="P5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1.A1" office:value-type="string">
            <text:p text:style-name="P4">Solution</text:p>
            <text:p text:style-name="Table_20_Contents"/>
            <text:p text:style-name="P5">How will your initiative solve the problem?</text:p>
            <text:p text:style-name="P5"/>
            <text:p text:style-name="P5">Be clear about the tangible deliverable. What sort of actual thing will be produced?</text:p>
            <text:p text:style-name="Table_20_Contents"/>
            <text:p text:style-name="Table_20_Contents"/>
            <text:p text:style-name="Table_20_Contents"/>
          </table:table-cell>
          <table:table-cell table:style-name="Table1.A1" table:number-rows-spanned="2" table:number-columns-spanned="2" office:value-type="string">
            <text:p text:style-name="P4">Value Proposition</text:p>
            <text:p text:style-name="Table_20_Contents"/>
            <text:p text:style-name="P5">What is the compelling justification for this initiative?</text:p>
            <text:p text:style-name="P5"/>
            <text:p text:style-name="P5">How does it relate to existing policy or strategy at the Branch, Division, Agency or Government level?</text:p>
          </table:table-cell>
          <table:covered-table-cell/>
          <table:table-cell table:style-name="Table1.A1" office:value-type="string">
            <text:p text:style-name="P4">National Significance </text:p>
            <text:p text:style-name="Table_20_Contents"/>
            <text:p text:style-name="P5">Why us?</text:p>
            <text:p text:style-name="P5"/>
            <text:p text:style-name="P5">Explain why are we the most appropriate organisation to take the lead on this initiative. For example, do we have statutory authority or obligation?</text:p>
            <text:p text:style-name="P5"/>
          </table:table-cell>
          <table:table-cell table:style-name="Table1.F1" table:number-rows-spanned="2" office:value-type="string">
            <text:p text:style-name="P4">Stakeholders</text:p>
            <text:p text:style-name="P3"/>
            <text:p text:style-name="P6">With whom should we collaborate?</text:p>
            <text:p text:style-name="P6"/>
            <text:p text:style-name="P6">If there are a diversity of views within a stakeholder group, what personas can we simulate to foster empathy and understanding for their perspectives?</text:p>
            <text:p text:style-name="P6"/>
          </table:table-cell>
        </table:table-row>
        <table:table-row table:style-name="Table1.2">
          <table:covered-table-cell/>
          <table:table-cell table:style-name="Table1.B2" office:value-type="string">
            <text:p text:style-name="P4">Metrics</text:p>
            <text:p text:style-name="P3"/>
            <text:p text:style-name="P6">What can you measure to determine if this initiative has been successful?</text:p>
            <text:p text:style-name="P6"/>
            <text:p text:style-name="P6">Describe the timeframe for conducting this experiment. When should these metrics be reviewed?</text:p>
          </table:table-cell>
          <table:covered-table-cell/>
          <table:covered-table-cell/>
          <table:table-cell table:style-name="Table1.B2" office:value-type="string">
            <text:p text:style-name="P4">Delivery Channels</text:p>
            <text:p text:style-name="P5"/>
            <text:p text:style-name="P5">How should we engage?</text:p>
            <text:p text:style-name="P5"/>
            <text:p text:style-name="P5">Describe the inbound and outbound communication channels that are relevant to </text:p>
            <text:p text:style-name="P5">this initiative.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</table:table-row>
        <table:table-row>
          <table:table-cell table:style-name="Table1.B2" table:number-columns-spanned="3" office:value-type="string">
            <text:p text:style-name="P4">Cost Structure</text:p>
            <text:p text:style-name="Table_20_Contents"/>
            <text:p text:style-name="P5">What are the fixed and variable costs of undertaking this initiative?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table-cell table:style-name="Table1.D3" table:number-columns-spanned="3" office:value-type="string">
            <text:p text:style-name="P4">Affordability</text:p>
            <text:p text:style-name="Table_20_Contents"/>
            <text:p text:style-name="P5">How can financing for this initiative be sustained into the future?</text:p>
            <text:p text:style-name="P5"/>
            <text:p text:style-name="P5">Describe any impacts on the current budget, forward estimates, APS workload or technical debt (operational complexity).</text:p>
          </table:table-cell>
          <table:covered-table-cell/>
          <table:covered-table-cell/>
        </table:table-row>
      </table:table>
      <text:h text:style-name="P7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">
      <style:paragraph-properties fo:margin-left="-0.864cm" fo:margin-right="-0.691cm" fo:text-align="end" style:justify-single-word="false" fo:text-indent="-0.035cm" style:auto-text-indent="false" style:page-number="auto">
        <style:tab-stops>
          <style:tab-stop style:position="0.778cm"/>
        </style:tab-stops>
      </style:paragraph-properties>
      <style:text-properties style:font-name="Arial" fo:font-size="20pt" style:font-size-asian="20pt" style:font-size-complex="20pt"/>
    </style:style>
    <style:style style:name="MP2" style:family="paragraph" style:parent-style-name="Footer" style:master-page-name="">
      <style:paragraph-properties fo:margin-left="0cm" fo:margin-right="0cm" fo:text-indent="-0.898cm" style:auto-text-indent="false" style:page-number="auto"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  <style:text-properties style:font-name="Ari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9.7cm" fo:page-height="21.001cm" style:num-format="1" style:print-orientation="landscape" fo:margin-top="1.037cm" fo:margin-bottom="0.66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192cm" fo:margin-left="0cm" fo:margin-right="0.004cm" fo:margin-bottom="0.499cm"/>
      </style:header-style>
      <style:footer-style>
        <style:header-footer-properties svg:height="1.226cm" fo:margin-left="0cm" fo:margin-right="0.002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paragraph" svg:x="-0.857cm" svg:y="-0.413cm" svg:width="5.265cm" svg:height="1.351cm" draw:z-index="0"><draw:image xlink:href="Pictures/100002010000015E0000005A888CE0C8.png" xlink:type="simple" xlink:show="embed" xlink:actuate="onLoad"/></draw:frame>Administrative Initiative Canvas</text:p>
      </style:header>
      <style:footer>
        <text:p text:style-name="MP2">Team Contact(s):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 Gough</meta:initial-creator>
    <meta:creation-date>2016-06-03T10:54:31</meta:creation-date>
    <dc:date>2016-06-07T15:02:35</dc:date>
    <dc:creator>Chris Gough</dc:creator>
    <meta:editing-duration>P2DT12H54M32S</meta:editing-duration>
    <meta:editing-cycles>10</meta:editing-cycles>
    <meta:generator>OpenOffice/4.1.2$Unix OpenOffice.org_project/412m3$Build-9782</meta:generator>
    <meta:document-statistic meta:table-count="1" meta:image-count="1" meta:object-count="0" meta:page-count="1" meta:paragraph-count="29" meta:word-count="218" meta:character-count="1454"/>
  </office:meta>
</office:document-meta>
</file>